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56mm"/>
    </style:style>
    <style:style style:name="co2" style:family="table-column">
      <style:table-column-properties fo:break-before="auto" style:column-width="18.8mm"/>
    </style:style>
    <style:style style:name="co3" style:family="table-column">
      <style:table-column-properties fo:break-before="auto" style:column-width="31.2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36.88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49.62mm"/>
    </style:style>
    <style:style style:name="co8" style:family="table-column">
      <style:table-column-properties fo:break-before="auto" style:column-width="39.42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30.3mm"/>
    </style:style>
    <style:style style:name="co11" style:family="table-column">
      <style:table-column-properties fo:break-before="auto" style:column-width="53.45mm"/>
    </style:style>
    <style:style style:name="co12" style:family="table-column">
      <style:table-column-properties fo:break-before="auto" style:column-width="48.01mm"/>
    </style:style>
    <style:style style:name="co13" style:family="table-column">
      <style:table-column-properties fo:break-before="auto" style:column-width="42.28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23"/>
    <style:style style:name="ce3" style:family="table-cell" style:parent-style-name="Default" style:data-style-name="N112"/>
    <style:style style:name="ce11" style:family="table-cell" style:parent-style-name="Default" style:data-style-name="N127"/>
    <style:style style:name="ce12" style:family="table-cell" style:parent-style-name="Default" style:data-style-name="N128"/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3"/>
        <table:table-column table:style-name="co6" table:default-cell-style-name="ce12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ce1" office:value-type="string" calcext:value-type="string">
            <text:p>T (K) </text:p>
          </table:table-cell>
          <table:table-cell table:style-name="ce1" office:value-type="string" calcext:value-type="string">
            <text:p>Uncertainty T (K)</text:p>
          </table:table-cell>
          <table:table-cell table:style-name="ce1" office:value-type="string" calcext:value-type="string">
            <text:p>R (Ohms) </text:p>
          </table:table-cell>
          <table:table-cell table:style-name="ce1" office:value-type="string" calcext:value-type="string">
            <text:p>Uncertainty R (Ohms)</text:p>
          </table:table-cell>
          <table:table-cell table:style-name="ce1" office:value-type="string" calcext:value-type="string">
            <text:p>ln(r) (Ohms) </text:p>
          </table:table-cell>
          <table:table-cell table:style-name="ce1" office:value-type="string" calcext:value-type="string">
            <text:p>Uncertainty in ln( R) (Ohms)</text:p>
          </table:table-cell>
          <table:table-cell table:style-name="ce1" office:value-type="string" calcext:value-type="string">
            <text:p>1/T (K^-1)</text:p>
          </table:table-cell>
          <table:table-cell table:style-name="ce1" office:value-type="string" calcext:value-type="string">
            <text:p>Uncertainty 1/T (K^-1)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0.6" calcext:value-type="float">
            <text:p>570.6</text:p>
          </table:table-cell>
          <table:table-cell table:formula="of:=(0.01)*[.B2]" office:value-type="float" office:value="5.706" calcext:value-type="float">
            <text:p>5.706</text:p>
          </table:table-cell>
          <table:table-cell office:value-type="float" office:value="148.1" calcext:value-type="float">
            <text:p>148.1</text:p>
          </table:table-cell>
          <table:table-cell table:formula="of:=(0.01)*[.D2]" office:value-type="float" office:value="1.481" calcext:value-type="float">
            <text:p>1.481</text:p>
          </table:table-cell>
          <table:table-cell table:formula="of:=LN([.D2])" office:value-type="float" office:value="4.99788772127375" calcext:value-type="float">
            <text:p>4.99788772127</text:p>
          </table:table-cell>
          <table:table-cell table:formula="of:=[.E2]/[.D2]" office:value-type="float" office:value="0.01" calcext:value-type="float">
            <text:p>0.010</text:p>
          </table:table-cell>
          <table:table-cell table:formula="of:=1/[.C2]" office:value-type="float" office:value="0.175254118471784" calcext:value-type="float">
            <text:p>0.1752541185</text:p>
          </table:table-cell>
          <table:table-cell table:formula="of:=([.C2]/[.B2])*[.H2]" office:value-type="float" office:value="0.00175254118471784" calcext:value-type="float">
            <text:p>0.00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5.9" calcext:value-type="float">
            <text:p>555.9</text:p>
          </table:table-cell>
          <table:table-cell table:formula="of:=(0.01)*[.B3]" office:value-type="float" office:value="5.559" calcext:value-type="float">
            <text:p>5.559</text:p>
          </table:table-cell>
          <table:table-cell office:value-type="float" office:value="202.6" calcext:value-type="float">
            <text:p>202.6</text:p>
          </table:table-cell>
          <table:table-cell table:formula="of:=(0.01)*[.D3]" office:value-type="float" office:value="2.026" calcext:value-type="float">
            <text:p>2.026</text:p>
          </table:table-cell>
          <table:table-cell table:formula="of:=LN([.D3])" office:value-type="float" office:value="5.31123359181458" calcext:value-type="float">
            <text:p>5.31123359181</text:p>
          </table:table-cell>
          <table:table-cell table:formula="of:=[.E3]/[.D3]" office:value-type="float" office:value="0.01" calcext:value-type="float">
            <text:p>0.010</text:p>
          </table:table-cell>
          <table:table-cell table:formula="of:=1/[.C3]" office:value-type="float" office:value="0.179888469149128" calcext:value-type="float">
            <text:p>0.1798884691</text:p>
          </table:table-cell>
          <table:table-cell table:formula="of:=([.C3]/[.B3])*[.H3]" office:value-type="float" office:value="0.00179888469149128" calcext:value-type="float">
            <text:p>0.00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9.4" calcext:value-type="float">
            <text:p>549.4</text:p>
          </table:table-cell>
          <table:table-cell table:formula="of:=(0.01)*[.B4]" office:value-type="float" office:value="5.494" calcext:value-type="float">
            <text:p>5.494</text:p>
          </table:table-cell>
          <table:table-cell office:value-type="float" office:value="227.1" calcext:value-type="float">
            <text:p>227.1</text:p>
          </table:table-cell>
          <table:table-cell table:formula="of:=(0.01)*[.D4]" office:value-type="float" office:value="2.271" calcext:value-type="float">
            <text:p>2.271</text:p>
          </table:table-cell>
          <table:table-cell table:formula="of:=LN([.D4])" office:value-type="float" office:value="5.42539044911151" calcext:value-type="float">
            <text:p>5.42539044911</text:p>
          </table:table-cell>
          <table:table-cell table:formula="of:=[.E4]/[.D4]" office:value-type="float" office:value="0.01" calcext:value-type="float">
            <text:p>0.010</text:p>
          </table:table-cell>
          <table:table-cell table:formula="of:=1/[.C4]" office:value-type="float" office:value="0.18201674554059" calcext:value-type="float">
            <text:p>0.1820167455</text:p>
          </table:table-cell>
          <table:table-cell table:formula="of:=([.C4]/[.B4])*[.H4]" office:value-type="float" office:value="0.0018201674554059" calcext:value-type="float">
            <text:p>0.00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4.1" calcext:value-type="float">
            <text:p>544.1</text:p>
          </table:table-cell>
          <table:table-cell table:formula="of:=(0.01)*[.B5]" office:value-type="float" office:value="5.441" calcext:value-type="float">
            <text:p>5.441</text:p>
          </table:table-cell>
          <table:table-cell office:value-type="float" office:value="255.1" calcext:value-type="float">
            <text:p>255.1</text:p>
          </table:table-cell>
          <table:table-cell table:formula="of:=(0.01)*[.D5]" office:value-type="float" office:value="2.551" calcext:value-type="float">
            <text:p>2.551</text:p>
          </table:table-cell>
          <table:table-cell table:formula="of:=LN([.D5])" office:value-type="float" office:value="5.54165562514777" calcext:value-type="float">
            <text:p>5.54165562515</text:p>
          </table:table-cell>
          <table:table-cell table:formula="of:=[.E5]/[.D5]" office:value-type="float" office:value="0.01" calcext:value-type="float">
            <text:p>0.010</text:p>
          </table:table-cell>
          <table:table-cell table:formula="of:=1/[.C5]" office:value-type="float" office:value="0.183789744532255" calcext:value-type="float">
            <text:p>0.1837897445</text:p>
          </table:table-cell>
          <table:table-cell table:formula="of:=([.C5]/[.B5])*[.H5]" office:value-type="float" office:value="0.00183789744532255" calcext:value-type="float">
            <text:p>0.00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7.3" calcext:value-type="float">
            <text:p>527.3</text:p>
          </table:table-cell>
          <table:table-cell table:formula="of:=(0.01)*[.B6]" office:value-type="float" office:value="5.273" calcext:value-type="float">
            <text:p>5.273</text:p>
          </table:table-cell>
          <table:table-cell table:style-name="ce9" office:value-type="float" office:value="362" calcext:value-type="float">
            <text:p>362.0</text:p>
          </table:table-cell>
          <table:table-cell table:style-name="ce3" table:formula="of:=(0.01)*[.D6]" office:value-type="float" office:value="3.62" calcext:value-type="float">
            <text:p>3.620</text:p>
          </table:table-cell>
          <table:table-cell table:formula="of:=LN([.D6])" office:value-type="float" office:value="5.89164421182577" calcext:value-type="float">
            <text:p>5.89164421183</text:p>
          </table:table-cell>
          <table:table-cell table:formula="of:=[.E6]/[.D6]" office:value-type="float" office:value="0.01" calcext:value-type="float">
            <text:p>0.010</text:p>
          </table:table-cell>
          <table:table-cell table:formula="of:=1/[.C6]" office:value-type="float" office:value="0.18964536317087" calcext:value-type="float">
            <text:p>0.1896453632</text:p>
          </table:table-cell>
          <table:table-cell table:formula="of:=([.C6]/[.B6])*[.H6]" office:value-type="float" office:value="0.00189645363170871" calcext:value-type="float">
            <text:p>0.00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2.2" calcext:value-type="float">
            <text:p>522.2</text:p>
          </table:table-cell>
          <table:table-cell table:formula="of:=(0.01)*[.B7]" office:value-type="float" office:value="5.222" calcext:value-type="float">
            <text:p>5.222</text:p>
          </table:table-cell>
          <table:table-cell office:value-type="float" office:value="406.1" calcext:value-type="float">
            <text:p>406.1</text:p>
          </table:table-cell>
          <table:table-cell table:formula="of:=(0.01)*[.D7]" office:value-type="float" office:value="4.061" calcext:value-type="float">
            <text:p>4.061</text:p>
          </table:table-cell>
          <table:table-cell table:formula="of:=LN([.D7])" office:value-type="float" office:value="6.00659943469225" calcext:value-type="float">
            <text:p>6.00659943469</text:p>
          </table:table-cell>
          <table:table-cell table:formula="of:=[.E7]/[.D7]" office:value-type="float" office:value="0.01" calcext:value-type="float">
            <text:p>0.010</text:p>
          </table:table-cell>
          <table:table-cell table:formula="of:=1/[.C7]" office:value-type="float" office:value="0.191497510532363" calcext:value-type="float">
            <text:p>0.1914975105</text:p>
          </table:table-cell>
          <table:table-cell table:formula="of:=([.C7]/[.B7])*[.H7]" office:value-type="float" office:value="0.00191497510532363" calcext:value-type="float">
            <text:p>0.00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3.1" calcext:value-type="float">
            <text:p>513.1</text:p>
          </table:table-cell>
          <table:table-cell table:formula="of:=(0.01)*[.B8]" office:value-type="float" office:value="5.131" calcext:value-type="float">
            <text:p>5.131</text:p>
          </table:table-cell>
          <table:table-cell office:value-type="float" office:value="502.5" calcext:value-type="float">
            <text:p>502.5</text:p>
          </table:table-cell>
          <table:table-cell table:formula="of:=(0.01)*[.D8]" office:value-type="float" office:value="5.025" calcext:value-type="float">
            <text:p>5.025</text:p>
          </table:table-cell>
          <table:table-cell table:formula="of:=LN([.D8])" office:value-type="float" office:value="6.21959563993323" calcext:value-type="float">
            <text:p>6.21959563993</text:p>
          </table:table-cell>
          <table:table-cell table:formula="of:=[.E8]/[.D8]" office:value-type="float" office:value="0.01" calcext:value-type="float">
            <text:p>0.010</text:p>
          </table:table-cell>
          <table:table-cell table:formula="of:=1/[.C8]" office:value-type="float" office:value="0.194893782888326" calcext:value-type="float">
            <text:p>0.1948937829</text:p>
          </table:table-cell>
          <table:table-cell table:formula="of:=([.C8]/[.B8])*[.H8]" office:value-type="float" office:value="0.00194893782888326" calcext:value-type="float">
            <text:p>0.00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7.6" calcext:value-type="float">
            <text:p>497.6</text:p>
          </table:table-cell>
          <table:table-cell table:formula="of:=(0.01)*[.B9]" office:value-type="float" office:value="4.976" calcext:value-type="float">
            <text:p>4.976</text:p>
          </table:table-cell>
          <table:table-cell office:value-type="float" office:value="750.1" calcext:value-type="float">
            <text:p>750.1</text:p>
          </table:table-cell>
          <table:table-cell table:formula="of:=(0.01)*[.D9]" office:value-type="float" office:value="7.501" calcext:value-type="float">
            <text:p>7.501</text:p>
          </table:table-cell>
          <table:table-cell table:formula="of:=LN([.D9])" office:value-type="float" office:value="6.62020653097559" calcext:value-type="float">
            <text:p>6.62020653098</text:p>
          </table:table-cell>
          <table:table-cell table:formula="of:=[.E9]/[.D9]" office:value-type="float" office:value="0.01" calcext:value-type="float">
            <text:p>0.010</text:p>
          </table:table-cell>
          <table:table-cell table:formula="of:=1/[.C9]" office:value-type="float" office:value="0.20096463022508" calcext:value-type="float">
            <text:p>0.2009646302</text:p>
          </table:table-cell>
          <table:table-cell table:style-name="ce3" table:formula="of:=([.C9]/[.B9])*[.H9]" office:value-type="float" office:value="0.0020096463022508" calcext:value-type="float">
            <text:p>0.0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4.9" calcext:value-type="float">
            <text:p>484.9</text:p>
          </table:table-cell>
          <table:table-cell table:formula="of:=(0.01)*[.B10]" office:value-type="float" office:value="4.849" calcext:value-type="float">
            <text:p>4.849</text:p>
          </table:table-cell>
          <table:table-cell office:value-type="float" office:value="1026.7" calcext:value-type="float">
            <text:p>1026.7</text:p>
          </table:table-cell>
          <table:table-cell table:formula="of:=(0.01)*[.D10]" office:value-type="float" office:value="10.267" calcext:value-type="float">
            <text:p>10.267</text:p>
          </table:table-cell>
          <table:table-cell table:formula="of:=LN([.D10])" office:value-type="float" office:value="6.93410505430492" calcext:value-type="float">
            <text:p>6.93410505430</text:p>
          </table:table-cell>
          <table:table-cell table:formula="of:=[.E10]/[.D10]" office:value-type="float" office:value="0.01" calcext:value-type="float">
            <text:p>0.010</text:p>
          </table:table-cell>
          <table:table-cell table:formula="of:=1/[.C10]" office:value-type="float" office:value="0.206228088265622" calcext:value-type="float">
            <text:p>0.2062280883</text:p>
          </table:table-cell>
          <table:table-cell table:style-name="ce3" table:formula="of:=([.C10]/[.B10])*[.H10]" office:value-type="float" office:value="0.00206228088265622" calcext:value-type="float">
            <text:p>0.00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power of minus one in uncertainty?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 style:data-style-name="N2" text:time-value="22:06:38.591192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2:01:43.085850724</meta:creation-date>
    <dc:date>2017-11-19T22:26:55.836724471</dc:date>
    <meta:editing-duration>PT1H14M7S</meta:editing-duration>
    <meta:editing-cycles>12</meta:editing-cycles>
    <meta:generator>LibreOffice/5.4.2.2$MacOSX_X86_64 LibreOffice_project/22b09f6418e8c2d508a9eaf86b2399209b0990f4</meta:generator>
    <meta:document-statistic meta:table-count="1" meta:cell-count="81" meta:object-count="0"/>
  </office:meta>
</office:document-meta>
</file>